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05673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5673e" officeooo:paragraph-rsid="0005673e" style:font-size-asian="15.75pt" style:font-weight-asian="bold" style:font-size-complex="18pt" style:font-weight-complex="bold"/>
    </style:style>
    <style:style style:name="T1" style:family="text">
      <style:text-properties officeooo:rsid="0005673e"/>
    </style:style>
    <style:style style:name="T2" style:family="text">
      <style:text-properties style:text-position="super 58%" officeooo:rsid="0005673e"/>
    </style:style>
    <style:style style:name="T3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text:span text:style-name="T1">Churches</text:span></text:p>
      <text:p text:style-name="P1"/>
      <text:p text:style-name="P1"/>
      <text:p text:style-name="P1"><text:span text:style-name="T1">First Assembly of God</text:span></text:p>
      <text:p text:style-name="P1"><text:span text:style-name="T1">520-586-7777</text:span></text:p>
      <text:p text:style-name="P1"><text:span text:style-name="T1">1307 S. 4</text:span><text:span text:style-name="T2">th</text:span><text:span text:style-name="T1"> St</text:span></text:p>
      <text:p text:style-name="P1"><text:span text:style-name="T1">Benson, Az 85602</text:span></text:p>
      <text:p text:style-name="P1"/>
      <text:p text:style-name="P1"/>
      <text:p text:style-name="P1"><text:span text:style-name="T1">First Baptist</text:span></text:p>
      <text:p text:style-name="P1"><text:span text:style-name="T1">520-586-5577</text:span></text:p>
      <text:p text:style-name="P1"><text:span text:style-name="T1">3305 S. Walker St</text:span></text:p>
      <text:p text:style-name="P1"><text:span text:style-name="T1">Benson, Az 85602</text:span></text:p>
      <text:p text:style-name="P1"/>
      <text:p text:style-name="P1"/>
      <text:p text:style-name="P1"><text:span text:style-name="T1">Methodist Church</text:span></text:p>
      <text:p text:style-name="P1"><text:span text:style-name="T1">520-586-9797</text:span></text:p>
      <text:p text:style-name="P1"><text:span text:style-name="T1">4509 W. 5</text:span><text:span text:style-name="T2">th</text:span><text:span text:style-name="T1"> St</text:span></text:p>
      <text:p text:style-name="P2">Benson, Az 85602</text:p>
      <text:p text:style-name="P2"/>
      <text:p text:style-name="P2"/>
      <text:p text:style-name="P2">First Communion Catholic Church</text:p>
      <text:p text:style-name="P2">520-586-1717</text:p>
      <text:p text:style-name="P2">7654 E. Patagonia St</text:p>
      <text:p text:style-name="P2">Benson, Az 85602</text:p>
      <text:p text:style-name="P2"/>
      <text:p text:style-name="P2"/>
      <text:p text:style-name="P2">Hope Church</text:p>
      <text:p text:style-name="P2">520-586-5713</text:p>
      <text:p text:style-name="P2">1307 E. Ocotillo Rd</text:p>
      <text:p text:style-name="P2">Benson, Az 85602</text:p>
      <text:p text:style-name="P2"/>
      <text:p text:style-name="P2"><text:soft-page-break/></text:p>
      <text:p text:style-name="P1">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3:35:09.007000000</meta:creation-date>
    <dc:date>2021-01-05T13:44:13.788000000</dc:date>
    <meta:editing-duration>PT9M4S</meta:editing-duration>
    <meta:editing-cycles>1</meta:editing-cycles>
    <meta:document-statistic meta:table-count="0" meta:image-count="0" meta:object-count="0" meta:page-count="2" meta:paragraph-count="22" meta:word-count="55" meta:character-count="334" meta:non-whitespace-character-count="290"/>
    <meta:generator>LibreOffice/6.2.8.2$Windows_X86_64 LibreOffice_project/f82ddfca21ebc1e222a662a32b25c0c9d20169ee</meta:generator>
  </office:meta>
</office:document-meta>
</file>